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  <style:text-properties fo:color="#ffffff" fo:font-size="18pt" style:font-size-asian="18pt" style:font-size-complex="18pt"/>
    </style:style>
    <style:style style:name="P2" style:family="paragraph">
      <style:paragraph-properties fo:text-align="center"/>
      <style:text-properties fo:color="#ffffff" fo:font-size="18pt" style:font-size-asian="18pt" style:font-size-complex="1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color="#ffffff"/>
    </style:style>
    <style:style style:name="T1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5" draw:layer="layout" svg:width="5.715cm" svg:height="1.27cm" svg:x="1.635cm" svg:y="2.27cm">
          <text:p text:style-name="P1"><text:span text:style-name="T1">Gcode Gen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1" draw:layer="layout" svg:width="5.715cm" svg:height="1.27cm" svg:x="1.635cm" svg:y="3.64cm">
          <text:p text:style-name="P3">RepR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3" draw:layer="layout" svg:width="5.715cm" svg:height="1.27cm" svg:x="1.635cm" svg:y="4.91cm">
          <text:p text:style-name="P3">SkeinFor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4" draw:layer="layout" svg:width="5.715cm" svg:height="1.27cm" svg:x="1.635cm" svg:y="6.18cm">
          <text:p text:style-name="P3">cam.p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id="id2" draw:layer="layout" svg:width="4.445cm" svg:height="3.81cm" svg:x="8.62cm" svg:y="3.64cm">
          <text:p text:style-name="P3">Replicator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7.35cm" svg:y1="4.275cm" svg:x2="8.62cm" svg:y2="5.545cm" draw:start-shape="id1" draw:start-glue-point="1" draw:end-shape="id2" svg:d="m7350 4275h634v1270h636">
          <text:p/>
        </draw:connector>
        <draw:connector draw:style-name="gr4" draw:text-style-name="P4" draw:layer="layout" svg:x1="7.35cm" svg:y1="5.545cm" svg:x2="8.62cm" svg:y2="5.545cm" draw:start-shape="id3" draw:start-glue-point="1" draw:end-shape="id2" draw:end-glue-point="3" svg:d="m7350 5545h1270">
          <text:p/>
        </draw:connector>
        <draw:connector draw:style-name="gr4" draw:text-style-name="P4" draw:layer="layout" svg:x1="7.35cm" svg:y1="6.815cm" svg:x2="8.62cm" svg:y2="5.545cm" draw:start-shape="id4" draw:start-glue-point="1" draw:end-shape="id2" draw:end-glue-point="3" svg:d="m7350 6815h634v-1270h636">
          <text:p/>
        </draw:connector>
        <draw:custom-shape draw:style-name="gr1" draw:text-style-name="P5" draw:id="id6" draw:layer="layout" svg:width="4.445cm" svg:height="1.27cm" svg:x="8.62cm" svg:y="2.27cm">
          <text:p text:style-name="P5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7" draw:layer="layout" svg:width="4.445cm" svg:height="1.27cm" svg:x="14.335cm" svg:y="2.27cm">
          <text:p text:style-name="P5">Mach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7.35cm" svg:y1="2.905cm" svg:x2="8.62cm" svg:y2="2.905cm" draw:start-shape="id5" draw:start-glue-point="1" draw:end-shape="id6" draw:end-glue-point="3" svg:d="m7350 2905h1270">
          <text:p/>
        </draw:connector>
        <draw:connector draw:style-name="gr4" draw:text-style-name="P4" draw:layer="layout" svg:x1="13.065cm" svg:y1="2.905cm" svg:x2="14.335cm" svg:y2="2.905cm" draw:start-shape="id6" draw:start-glue-point="1" draw:end-shape="id7" draw:end-glue-point="3" svg:d="m13065 2905h1270">
          <text:p/>
        </draw:connector>
        <draw:custom-shape draw:style-name="gr5" draw:text-style-name="P3" draw:id="id8" draw:layer="layout" svg:width="4.445cm" svg:height="1.27cm" svg:x="14.335cm" svg:y="3.64cm">
          <text:p text:style-name="P3">RepR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id="id9" draw:layer="layout" svg:width="4.445cm" svg:height="1.27cm" svg:x="14.335cm" svg:y="4.91cm">
          <text:p text:style-name="P3">CNC Mach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id="id10" draw:layer="layout" svg:width="4.445cm" svg:height="1.27cm" svg:x="14.335cm" svg:y="6.18cm">
          <text:p text:style-name="P3">Your Mach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13.065cm" svg:y1="5.545cm" svg:x2="14.335cm" svg:y2="4.275cm" draw:start-shape="id2" draw:start-glue-point="1" draw:end-shape="id8" svg:d="m13065 5545h634v-1270h636">
          <text:p/>
        </draw:connector>
        <draw:connector draw:style-name="gr4" draw:text-style-name="P4" draw:layer="layout" svg:x1="13.065cm" svg:y1="5.545cm" svg:x2="14.335cm" svg:y2="5.545cm" draw:start-shape="id2" draw:start-glue-point="1" draw:end-shape="id9" draw:end-glue-point="3" svg:d="m13065 5545h1270">
          <text:p/>
        </draw:connector>
        <draw:connector draw:style-name="gr4" draw:text-style-name="P4" draw:layer="layout" svg:x1="13.065cm" svg:y1="5.545cm" svg:x2="14.335cm" svg:y2="6.815cm" draw:start-shape="id2" draw:start-glue-point="1" draw:end-shape="id10" svg:d="m13065 5545h634v1270h6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enowa</meta:initial-creator>
    <meta:creation-date>2008-08-01T19:45:20</meta:creation-date>
    <dc:creator>jenowa</dc:creator>
    <dc:date>2008-08-01T19:56:50</dc:date>
    <meta:editing-cycles>1</meta:editing-cycles>
    <meta:editing-duration>PT11M33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